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officeooo:rsid="001bf0c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atient Name:</text:span> [Jane Doe]<text:line-break/><text:span text:style-name="Strong_20_Emphasis">Age/Sex:</text:span> 68-year-old female<text:line-break/><text:span text:style-name="Strong_20_Emphasis">Date:</text:span> [Insert Date]<text:line-break/><text:span text:style-name="Strong_20_Emphasis">MRN:</text:span> <text:span text:style-name="T1">M123456</text:span></text:p>
      <text:h text:style-name="Heading_20_3" text:outline-level="3"><text:span text:style-name="Strong_20_Emphasis">Chief Complaint:</text:span></text:h>
      <text:p text:style-name="Text_20_body">Cough, fever, and shortness of breath for 3 days</text:p>
      <text:h text:style-name="Heading_20_3" text:outline-level="3"><text:span text:style-name="Strong_20_Emphasis">History of Present Illness:</text:span></text:h>
      <text:p text:style-name="Text_20_body">A 68-year-old female with a history of type 2 diabetes mellitus and hypertension presents with a 3-day history of productive cough, subjective fevers, fatigue, and dyspnea. She reports chills and mild pleuritic chest pain. No hemoptysis, leg swelling, or recent travel. No prior pneumonia in the past year. Denies sick contacts.</text:p>
      <text:h text:style-name="Heading_20_3" text:outline-level="3"><text:span text:style-name="Strong_20_Emphasis">Past Medical History:</text:span></text:h>
      <text:list text:style-name="L3">
        <text:list-item>
          <text:p text:style-name="P3">Type 2 Diabetes Mellitus</text:p>
        </text:list-item>
        <text:list-item>
          <text:p text:style-name="P3">Hypertension</text:p>
        </text:list-item>
      </text:list>
      <text:h text:style-name="Heading_20_3" text:outline-level="3"><text:span text:style-name="Strong_20_Emphasis">Medications:</text:span></text:h>
      <text:list text:style-name="L4">
        <text:list-item>
          <text:p text:style-name="P4"><text:span text:style-name="Strong_20_Emphasis">Metformin</text:span> 1000 mg PO BID</text:p>
        </text:list-item>
        <text:list-item>
          <text:p text:style-name="P4"><text:span text:style-name="Strong_20_Emphasis">Glipizide</text:span> 20 mg PO daily</text:p>
        </text:list-item>
        <text:list-item>
          <text:p text:style-name="P4"><text:span text:style-name="Strong_20_Emphasis">Lisinopril</text:span> 10 mg PO daily</text:p>
        </text:list-item>
      </text:list>
      <text:h text:style-name="Heading_20_3" text:outline-level="3"><text:span text:style-name="Strong_20_Emphasis">Allergies:</text:span></text:h>
      <text:p text:style-name="Text_20_body">No known drug allergies</text:p>
      <text:h text:style-name="Heading_20_3" text:outline-level="3"><text:span text:style-name="Strong_20_Emphasis">Social History:</text:span></text:h>
      <text:list text:style-name="L5">
        <text:list-item>
          <text:p text:style-name="P5">Non-smoker</text:p>
        </text:list-item>
        <text:list-item>
          <text:p text:style-name="P5">No alcohol or illicit drug use</text:p>
        </text:list-item>
        <text:list-item>
          <text:p text:style-name="P5">Lives at home with husband</text:p>
        </text:list-item>
      </text:list>
      <text:p text:style-name="Horizontal_20_Line"/>
      <text:h text:style-name="Heading_20_3" text:outline-level="3"><text:span text:style-name="Strong_20_Emphasis">Review of Systems:</text:span></text:h>
      <text:list text:style-name="L6">
        <text:list-item>
          <text:p text:style-name="P6"><text:span text:style-name="Strong_20_Emphasis">Constitutional:</text:span> Fevers, fatigue</text:p>
        </text:list-item>
        <text:list-item>
          <text:p text:style-name="P6"><text:span text:style-name="Strong_20_Emphasis">Respiratory:</text:span> Productive cough, shortness of breath</text:p>
        </text:list-item>
        <text:list-item>
          <text:p text:style-name="P6"><text:span text:style-name="Strong_20_Emphasis">Cardiovascular:</text:span> No chest pain (except mild pleuritic pain), no palpitations</text:p>
        </text:list-item>
        <text:list-item>
          <text:p text:style-name="P6"><text:span text:style-name="Strong_20_Emphasis">GI:</text:span> No nausea, vomiting, or diarrhea</text:p>
        </text:list-item>
        <text:list-item>
          <text:p text:style-name="P6"><text:soft-page-break/><text:span text:style-name="Strong_20_Emphasis">GU:</text:span> No dysuria</text:p>
        </text:list-item>
        <text:list-item>
          <text:p text:style-name="P6"><text:span text:style-name="Strong_20_Emphasis">Neuro:</text:span> No headache, dizziness</text:p>
        </text:list-item>
      </text:list>
      <text:p text:style-name="Horizontal_20_Line"/>
      <text:h text:style-name="Heading_20_3" text:outline-level="3"><text:span text:style-name="Strong_20_Emphasis">Physical Exam:</text:span></text:h>
      <text:p text:style-name="Text_20_body"><text:span text:style-name="Strong_20_Emphasis">Vital Signs:</text:span></text:p>
      <text:list text:style-name="L7">
        <text:list-item>
          <text:p text:style-name="P7">Temp: 101.2°F (38.4°C)</text:p>
        </text:list-item>
        <text:list-item>
          <text:p text:style-name="P7">BP: 138/82 mmHg</text:p>
        </text:list-item>
        <text:list-item>
          <text:p text:style-name="P7">HR: 102 bpm</text:p>
        </text:list-item>
        <text:list-item>
          <text:p text:style-name="P7">RR: 22/min</text:p>
        </text:list-item>
        <text:list-item>
          <text:p text:style-name="P7">SpO₂: 92% on room air</text:p>
        </text:list-item>
      </text:list>
      <text:p text:style-name="Text_20_body"><text:span text:style-name="Strong_20_Emphasis">General:</text:span> Alert, in mild respiratory distress<text:line-break/><text:span text:style-name="Strong_20_Emphasis">Lungs:</text:span> Crackles and decreased breath sounds at the right lower lobe<text:line-break/><text:span text:style-name="Strong_20_Emphasis">CV:</text:span> Regular rhythm, no murmurs<text:line-break/><text:span text:style-name="Strong_20_Emphasis">Abdomen:</text:span> Soft, non-tender<text:line-break/><text:span text:style-name="Strong_20_Emphasis">Neuro:</text:span> Alert and oriented x3<text:line-break/><text:span text:style-name="Strong_20_Emphasis">Extremities:</text:span> No edema, no calf tenderness</text:p>
      <text:p text:style-name="Horizontal_20_Line"/>
      <text:h text:style-name="Heading_20_3" text:outline-level="3"><text:span text:style-name="Strong_20_Emphasis">Labs &amp; Imaging:</text:span></text:h>
      <text:list text:style-name="L8">
        <text:list-item>
          <text:p text:style-name="P8">CBC: WBC 13.2 ×10⁹/L (elevated)</text:p>
        </text:list-item>
        <text:list-item>
          <text:p text:style-name="P8">BMP: Within normal limits</text:p>
        </text:list-item>
        <text:list-item>
          <text:p text:style-name="P8">A1c: 8.1% (from previous records)</text:p>
        </text:list-item>
        <text:list-item>
          <text:p text:style-name="P8">CXR: Right lower lobe infiltrate consistent with pneumonia</text:p>
        </text:list-item>
        <text:list-item>
          <text:p text:style-name="P8">COVID-19: Negative</text:p>
        </text:list-item>
        <text:list-item>
          <text:p text:style-name="P8">Blood cultures: Pending</text:p>
        </text:list-item>
        <text:list-item>
          <text:p text:style-name="P8">Sputum culture: Sent</text:p>
        </text:list-item>
      </text:list>
      <text:p text:style-name="Horizontal_20_Line"/>
      <text:h text:style-name="Heading_20_3" text:outline-level="3"><text:span text:style-name="Strong_20_Emphasis">Assessment:</text:span></text:h>
      <text:p text:style-name="Text_20_body">68-year-old female with community-acquired pneumonia (CAP) likely bacterial in origin, with comorbidities of DM and HTN. Currently stable for admission and IV antibiotics.</text:p>
      <text:p text:style-name="Horizontal_20_Line"/>
      <text:h text:style-name="Heading_20_3" text:outline-level="3"><text:soft-page-break/><text:span text:style-name="Strong_20_Emphasis">Plan:</text:span></text:h>
      <text:list text:style-name="L9">
        <text:list-item>
          <text:p text:style-name="P9"><text:span text:style-name="Strong_20_Emphasis">Antibiotics</text:span>:</text:p>
          <text:list>
            <text:list-item>
              <text:p text:style-name="P9">Start IV ceftriaxone + azithromycin</text:p>
            </text:list-item>
            <text:list-item>
              <text:p text:style-name="P9">Consider switch to PO after 48–72 hours of clinical improvement</text:p>
            </text:list-item>
          </text:list>
        </text:list-item>
        <text:list-item>
          <text:p text:style-name="P9"><text:span text:style-name="Strong_20_Emphasis">Supportive Care</text:span>:</text:p>
          <text:list>
            <text:list-item>
              <text:p text:style-name="P9">Antipyretics (acetaminophen)</text:p>
            </text:list-item>
            <text:list-item>
              <text:p text:style-name="P9">IV fluids if needed for hydration</text:p>
            </text:list-item>
            <text:list-item>
              <text:p text:style-name="P9">Monitor oxygen saturation; supplemental O₂ if &lt; 92%</text:p>
            </text:list-item>
          </text:list>
        </text:list-item>
        <text:list-item>
          <text:p text:style-name="P9"><text:span text:style-name="Strong_20_Emphasis">Diabetes Management</text:span>:</text:p>
          <text:list>
            <text:list-item>
              <text:p text:style-name="P9">Hold metformin due to acute illness and risk of lactic acidosis</text:p>
            </text:list-item>
            <text:list-item>
              <text:p text:style-name="P9">Monitor blood glucose closely; consider sliding scale insulin</text:p>
            </text:list-item>
          </text:list>
        </text:list-item>
        <text:list-item>
          <text:p text:style-name="P9"><text:span text:style-name="Strong_20_Emphasis">Hypertension</text:span>:</text:p>
          <text:list>
            <text:list-item>
              <text:p text:style-name="P9">Continue lisinopril if hemodynamically stable</text:p>
            </text:list-item>
            <text:list-item>
              <text:p text:style-name="P9">Monitor BP and renal function</text:p>
            </text:list-item>
          </text:list>
        </text:list-item>
        <text:list-item>
          <text:p text:style-name="P9"><text:span text:style-name="Strong_20_Emphasis">Monitoring</text:span>:</text:p>
          <text:list>
            <text:list-item>
              <text:p text:style-name="P9">Monitor vitals, respiratory status, intake/output</text:p>
            </text:list-item>
            <text:list-item>
              <text:p text:style-name="P9">Repeat labs in 24–48 hours</text:p>
            </text:list-item>
            <text:list-item>
              <text:p text:style-name="P9">Follow-up blood and sputum culture results</text:p>
            </text:list-item>
          </text:list>
        </text:list-item>
        <text:list-item>
          <text:p text:style-name="P9"><text:span text:style-name="Strong_20_Emphasis">Disposition</text:span>:</text:p>
          <text:list>
            <text:list-item>
              <text:p text:style-name="P9">Admit to medical floor</text:p>
            </text:list-item>
            <text:list-item>
              <text:p text:style-name="P9">Reassess in 48–72 hours for clinical improvement and possible discharge planning</text:p>
            </text:list-item>
          </text:list>
        </text:list-item>
      </text:list>
      <text:p text:style-name="Horizontal_20_Line"/>
      <text:p text:style-name="Text_20_body"><text:span text:style-name="Strong_20_Emphasis">Physician Name:</text:span> [Dr. John Smith, MD]<text:line-break/><text:span text:style-name="Strong_20_Emphasis">Signature:</text:span> ______________________<text:line-break/><text:span text:style-name="Strong_20_Emphasis">Date/Time:</text:span> [Inser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8T10:36:57.195000000</meta:creation-date>
    <meta:print-date>2025-06-28T10:54:37.548000000</meta:print-date>
    <meta:printed-by>PDF files</meta:printed-by>
    <dc:date>2025-06-28T10:55:45.869000000</dc:date>
    <meta:editing-duration>PT1M8S</meta:editing-duration>
    <meta:editing-cycles>1</meta:editing-cycles>
    <meta:document-statistic meta:table-count="0" meta:image-count="0" meta:object-count="0" meta:page-count="3" meta:paragraph-count="65" meta:word-count="433" meta:character-count="2621" meta:non-whitespace-character-count="2307"/>
    <meta:generator>LibreOffice/24.2.0.3$Windows_X86_64 LibreOffice_project/da48488a73ddd66ea24cf16bbc4f7b9c08e9bea1</meta:generator>
  </office:meta>
</office:document-meta>
</file>